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0.995cm" table:align="left" style:writing-mode="lr-tb"/>
    </style:style>
    <style:style style:name="Tableau5.A" style:family="table-column">
      <style:table-column-properties style:column-width="0.593cm"/>
    </style:style>
    <style:style style:name="Tableau5.B" style:family="table-column">
      <style:table-column-properties style:column-width="0.402cm"/>
    </style:style>
    <style:style style:name="Tableau5.1" style:family="table-row">
      <style:table-row-properties style:min-row-height="0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8" style:family="table">
      <style:table-properties style:width="0.995cm" table:align="left" style:writing-mode="lr-tb"/>
    </style:style>
    <style:style style:name="Tableau8.A" style:family="table-column">
      <style:table-column-properties style:column-width="0.593cm"/>
    </style:style>
    <style:style style:name="Tableau8.B" style:family="table-column">
      <style:table-column-properties style:column-width="0.402cm"/>
    </style:style>
    <style:style style:name="Tableau8.1" style:family="table-row">
      <style:table-row-properties style:min-row-height="0.6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7" style:family="table">
      <style:table-properties style:width="0.995cm" table:align="left" style:writing-mode="lr-tb"/>
    </style:style>
    <style:style style:name="Tableau7.A" style:family="table-column">
      <style:table-column-properties style:column-width="0.593cm"/>
    </style:style>
    <style:style style:name="Tableau7.B" style:family="table-column">
      <style:table-column-properties style:column-width="0.402cm"/>
    </style:style>
    <style:style style:name="Tableau7.1" style:family="table-row">
      <style:table-row-properties style:min-row-height="0.69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1" style:family="table">
      <style:table-properties style:width="4.247cm" table:align="left" style:writing-mode="lr-tb"/>
    </style:style>
    <style:style style:name="Tableau1.A" style:family="table-column">
      <style:table-column-properties style:column-width="0.607cm"/>
    </style:style>
    <style:style style:name="Tableau1.1" style:family="table-row">
      <style:table-row-properties style:min-row-height="1.02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0.699cm" table:align="left" style:writing-mode="lr-tb"/>
    </style:style>
    <style:style style:name="Tableau2.A" style:family="table-column">
      <style:table-column-properties style:column-width="0.699cm"/>
    </style:style>
    <style:style style:name="Tableau2.1" style:family="table-row">
      <style:table-row-properties style:min-row-height="1.023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0.48cm" table:align="margins" style:writing-mode="lr-tb"/>
    </style:style>
    <style:style style:name="Tableau4.A" style:family="table-column">
      <style:table-column-properties style:column-width="0.4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0.995cm" table:align="left" style:writing-mode="lr-tb"/>
    </style:style>
    <style:style style:name="Tableau6.A" style:family="table-column">
      <style:table-column-properties style:column-width="0.593cm"/>
    </style:style>
    <style:style style:name="Tableau6.B" style:family="table-column">
      <style:table-column-properties style:column-width="0.402cm"/>
    </style:style>
    <style:style style:name="Tableau6.1" style:family="table-row">
      <style:table-row-properties style:min-row-height="0.6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9" style:family="table">
      <style:table-properties style:width="0.995cm" table:align="left" style:writing-mode="lr-tb"/>
    </style:style>
    <style:style style:name="Tableau9.A" style:family="table-column">
      <style:table-column-properties style:column-width="0.593cm"/>
    </style:style>
    <style:style style:name="Tableau9.B" style:family="table-column">
      <style:table-column-properties style:column-width="0.402cm"/>
    </style:style>
    <style:style style:name="Tableau9.1" style:family="table-row">
      <style:table-row-properties style:min-row-height="0.69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1" style:family="table">
      <style:table-properties style:width="0.995cm" table:align="left" style:writing-mode="lr-tb"/>
    </style:style>
    <style:style style:name="Tableau11.A" style:family="table-column">
      <style:table-column-properties style:column-width="0.593cm"/>
    </style:style>
    <style:style style:name="Tableau11.B" style:family="table-column">
      <style:table-column-properties style:column-width="0.402cm"/>
    </style:style>
    <style:style style:name="Tableau11.1" style:family="table-row">
      <style:table-row-properties style:min-row-height="0.6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0.995cm" table:align="left" style:writing-mode="lr-tb"/>
    </style:style>
    <style:style style:name="Tableau12.A" style:family="table-column">
      <style:table-column-properties style:column-width="0.593cm"/>
    </style:style>
    <style:style style:name="Tableau12.B" style:family="table-column">
      <style:table-column-properties style:column-width="0.402cm"/>
    </style:style>
    <style:style style:name="Tableau12.1" style:family="table-row">
      <style:table-row-properties style:min-row-height="0.6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3" style:family="table">
      <style:table-properties style:width="3.676cm" table:align="margins" style:writing-mode="lr-tb"/>
    </style:style>
    <style:style style:name="Tableau3.A" style:family="table-column">
      <style:table-column-properties style:column-width="0.612cm" style:rel-column-width="10922*"/>
    </style:style>
    <style:style style:name="Tableau3.F" style:family="table-column">
      <style:table-column-properties style:column-width="0.612cm" style:rel-column-width="109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4b70c" officeooo:paragraph-rsid="0014b70c"/>
    </style:style>
    <style:style style:name="P2" style:family="paragraph" style:parent-style-name="Table_20_Contents">
      <style:paragraph-properties fo:text-align="start" style:justify-single-word="false"/>
      <style:text-properties officeooo:rsid="0014b70c" officeooo:paragraph-rsid="0014b70c"/>
    </style:style>
    <style:style style:name="P3" style:family="paragraph" style:parent-style-name="Table_20_Contents">
      <style:paragraph-properties fo:text-align="center" style:justify-single-word="false"/>
      <style:text-properties officeooo:rsid="0015dfdc" officeooo:paragraph-rsid="0015dfdc"/>
    </style:style>
    <style:style style:name="P4" style:family="paragraph" style:parent-style-name="Table_20_Contents">
      <style:text-properties officeooo:rsid="0015dfdc" officeooo:paragraph-rsid="0015dfdc"/>
    </style:style>
    <style:style style:name="P5" style:family="paragraph" style:parent-style-name="Text_20_body">
      <style:text-properties officeooo:rsid="0014aab9"/>
    </style:style>
    <style:style style:name="P6" style:family="paragraph" style:parent-style-name="Text_20_body">
      <style:text-properties officeooo:rsid="0014aab9" officeooo:paragraph-rsid="0014aab9"/>
    </style:style>
    <style:style style:name="P7" style:family="paragraph" style:parent-style-name="Text_20_body">
      <style:text-properties fo:font-weight="bold" officeooo:rsid="0014aab9" officeooo:paragraph-rsid="0014aab9" style:font-weight-asian="bold" style:font-weight-complex="bold"/>
    </style:style>
    <style:style style:name="P8" style:family="paragraph" style:parent-style-name="Text_20_body">
      <style:text-properties fo:font-weight="normal" officeooo:rsid="0014aab9" officeooo:paragraph-rsid="0014aab9" style:font-weight-asian="normal" style:font-weight-complex="normal"/>
    </style:style>
    <style:style style:name="P9" style:family="paragraph" style:parent-style-name="Text_20_body">
      <style:text-properties fo:font-weight="normal" officeooo:rsid="00164337" officeooo:paragraph-rsid="00164337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font-weight="normal" officeooo:rsid="00164337" officeooo:paragraph-rsid="00164337" style:font-weight-asian="normal" style:font-weight-complex="normal"/>
    </style:style>
    <style:style style:name="P11" style:family="paragraph" style:parent-style-name="Heading_20_3" style:master-page-name="Standard">
      <style:paragraph-properties style:page-number="auto"/>
      <style:text-properties officeooo:rsid="001290cd"/>
    </style:style>
    <style:style style:name="P12" style:family="paragraph" style:parent-style-name="Text_20_body" style:list-style-name="L1">
      <style:text-properties fo:font-weight="normal" officeooo:rsid="0014aab9" officeooo:paragraph-rsid="0014aab9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loext:graphic-properties draw:fill="none" draw:fill-color="#ffffff"/>
      <style:text-properties fo:color="#f5822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0pt" style:font-size-asian="9pt" style:font-size-complex="9pt"/>
    </style:style>
    <style:style style:name="T2" style:family="text">
      <style:text-properties fo:color="#f5822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Calibri1" fo:font-size="10pt" fo:font-style="italic" style:font-size-asian="9pt" style:font-style-asian="italic" style:font-size-complex="9pt" style:font-style-complex="italic"/>
    </style:style>
    <style:style style:name="T5" style:family="text">
      <style:text-properties fo:font-size="10pt" style:text-underline-style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opacity="100%" fo:padding="0.15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06cm" fo:min-width="0.706cm" style:run-through="foreground"/>
    </style:style>
    <style:style style:name="gr3" style:family="graphic">
      <style:graphic-properties draw:marker-end="Arrow" draw:marker-end-width="0.176cm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706cm" fo:min-width="0.7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6.8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1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Tri topologique</text:h>
      <text:p text:style-name="Text_20_body"><draw:g text:anchor-type="paragraph" draw:z-index="0" draw:style-name="gr1"><draw:custom-shape draw:name="Forme1" draw:style-name="gr2" svg:width="0.996cm" svg:height="0.996cm" svg:x="1.884cm" svg:y="1.383cm"><text:p>s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6.541cm" svg:y="0.198cm"><text:p>s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6.541cm" svg:y="3.288cm"><text:p>s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4.318cm" svg:y="1.406cm"><text:p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8.657cm" svg:y="1.406cm"><text:p>s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svg:width="0.996cm" svg:height="0.996cm" svg:x="11.473cm" svg:y="1.406cm"><text:p>s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3" svg:x1="2.942cm" svg:y1="1.913cm" svg:x2="4.381cm" svg:y2="1.913cm"><text:p/></draw:line><draw:line draw:name="Forme3" draw:style-name="gr3" draw:text-style-name="P13" svg:x1="5.378cm" svg:y1="1.682cm" svg:x2="6.606cm" svg:y2="0.814cm"><text:p/></draw:line><draw:line draw:name="Forme4" draw:style-name="gr3" draw:text-style-name="P13" svg:x1="5.378cm" svg:y1="2.103cm" svg:x2="6.606cm" svg:y2="3.394cm"><text:p/></draw:line><draw:line draw:name="Forme5" draw:style-name="gr3" draw:text-style-name="P13" svg:x1="7.029cm" svg:y1="3.269cm" svg:x2="7.114cm" svg:y2="1.173cm"><text:p/></draw:line><draw:line draw:name="Forme6" draw:style-name="gr3" draw:text-style-name="P13" svg:x1="7.599cm" svg:y1="0.941cm" svg:x2="8.721cm" svg:y2="1.618cm"><text:p/></draw:line><draw:line draw:name="Forme7" draw:style-name="gr3" draw:text-style-name="P13" svg:x1="7.599cm" svg:y1="3.627cm" svg:x2="8.848cm" svg:y2="2.251cm"><text:p/></draw:line><draw:line draw:name="Forme8" draw:style-name="gr3" draw:text-style-name="P13" svg:x1="9.843cm" svg:y1="1.87cm" svg:x2="11.431cm" svg:y2="1.87cm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g text:anchor-type="paragraph" draw:z-index="1" draw:style-name="gr1"><draw:custom-shape draw:name="Forme1" draw:style-name="gr2" svg:width="0.996cm" svg:height="0.996cm" svg:x="1.185cm" svg:y="1.108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3" svg:x1="0.55cm" svg:y1="1.531cm" svg:x2="1.185cm" svg:y2="1.531cm"><text:p/></draw:line></draw:g></text:p>
      <text:p text:style-name="Text_20_body"><draw:custom-shape text:anchor-type="paragraph" draw:z-index="3" draw:name="Forme1" draw:style-name="gr5" svg:width="0.996cm" svg:height="0.996cm" svg:x="3.302cm" svg:y="0.295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5" draw:style-name="gr1"><draw:custom-shape draw:name="Forme1" draw:style-name="gr2" svg:width="0.996cm" svg:height="0.996cm" svg:x="5.398cm" svg:y="0.282cm"><text:p>s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3" svg:x1="6.395cm" svg:y1="0.727cm" svg:x2="7.03cm" svg:y2="0.727cm"><text:p/></draw:line></draw:g><draw:frame text:anchor-type="paragraph" draw:z-index="2" draw:name="Forme1" draw:style-name="gr4" draw:text-style-name="P14" svg:width="2.668cm" svg:height="0.974cm" svg:x="0.508cm" svg:y="1.194cm"><draw:text-box><text:p>arc entrant</text:p></draw:text-box></draw:frame><draw:frame text:anchor-type="paragraph" draw:z-index="4" draw:name="Forme2" draw:style-name="gr6" draw:text-style-name="P14" svg:width="2.012cm" svg:height="0.89cm" svg:x="3.154cm" svg:y="1.215cm"><draw:text-box><text:p>sommet</text:p></draw:text-box></draw:frame><draw:frame text:anchor-type="paragraph" draw:z-index="6" draw:name="Forme3" draw:style-name="gr7" draw:text-style-name="P14" svg:width="2.456cm" svg:height="0.784cm" svg:x="5.165cm" svg:y="1.215cm"><draw:text-box><text:p>arc sortant</text:p></draw:text-box></draw:frame></text:p>
      <text:p text:style-name="Text_20_body"/>
      <text:p text:style-name="P5"/>
      <text:p text:style-name="P7">Remarque :</text:p>
      <text:list xml:id="list3178051365" text:style-name="L1">
        <text:list-item>
          <text:p text:style-name="P12">l’exécution (assignation) de l’ordre sur les sommets : → arcs sortants</text:p>
        </text:list-item>
      </text:list>
      <text:p text:style-name="P8"/>
      <text:p text:style-name="P8"><draw:frame text:anchor-type="paragraph" draw:z-index="9" draw:name="Forme4" draw:style-name="gr8" draw:text-style-name="P15" svg:width="8.87cm" svg:height="1.294cm" svg:x="6.911cm" svg:y="0.153cm"><draw:text-box><text:p><text:span text:style-name="T1">..afficher la liste d’adjacence</text:span></text:p><text:p><text:span text:style-name="T1">(formalisme pointeur)</text:span></text:p><text:p><text:span text:style-name="T1"/></text:p></draw:text-box></draw:frame>..afficher la matrice d’incidence </text:p>
      <text:p text:style-name="P8"><draw:frame draw:style-name="fr1" draw:name="Cadre4" text:anchor-type="paragraph" svg:x="9.305cm" svg:y="0.538cm" svg:width="1.33cm" draw:z-index="17"><draw:text-box fo:min-height="1.325cm"><table:table table:name="Tableau5" table:style-name="Tableau5"><table:table-column table:style-name="Tableau5.A"/><table:table-column table:style-name="Tableau5.B"/><table:table-row table:style-name="Tableau5.1"><table:table-cell table:style-name="Tableau5.A1" office:value-type="string"><text:p text:style-name="P4">S2</text:p></table:table-cell><table:table-cell table:style-name="Tableau5.B1" office:value-type="string"><text:p text:style-name="P4">\</text:p></table:table-cell></table:table-row></table:table></draw:text-box></draw:frame><draw:frame draw:style-name="fr1" draw:name="Cadre7" text:anchor-type="paragraph" svg:x="9.178cm" svg:y="4.196cm" svg:width="1.33cm" draw:z-index="20"><draw:text-box fo:min-height="1.325cm"><table:table table:name="Tableau8" table:style-name="Tableau8"><table:table-column table:style-name="Tableau8.A"/><table:table-column table:style-name="Tableau8.B"/><table:table-row table:style-name="Tableau8.1"><table:table-cell table:style-name="Tableau8.A1" office:value-type="string"><text:p text:style-name="P4">S3</text:p></table:table-cell><table:table-cell table:style-name="Tableau8.B1" office:value-type="string"><text:p text:style-name="P4"/></table:table-cell></table:table-row></table:table></draw:text-box></draw:frame><draw:frame draw:style-name="fr1" draw:name="Cadre6" text:anchor-type="paragraph" svg:x="9.283cm" svg:y="5.251cm" svg:width="1.33cm" draw:z-index="19"><draw:text-box fo:min-height="1.325cm"><table:table table:name="Tableau7" table:style-name="Tableau7"><table:table-column table:style-name="Tableau7.A"/><table:table-column table:style-name="Tableau7.B"/><table:table-row table:style-name="Tableau7.1"><table:table-cell table:style-name="Tableau7.A1" office:value-type="string"><text:p text:style-name="P4">S6</text:p></table:table-cell><table:table-cell table:style-name="Tableau7.B1" office:value-type="string"><text:p text:style-name="P4">\</text:p></table:table-cell></table:table-row></table:table></draw:text-box></draw:frame></text:p>
      <table:table table:name="Tableau1" table:style-name="Tableau1">
        <table:table-column table:style-name="Tableau1.A" table:number-columns-repeated="7"/>
        <table:table-row table:style-name="Tableau1.1">
          <table:table-cell table:style-name="Tableau1.A1" office:value-type="string">
            <text:p text:style-name="P2"><draw:frame draw:style-name="fr2" draw:name="Cadre1" text:anchor-type="paragraph" svg:x="4.299cm" svg:y="0.803cm" svg:width="1.076cm" draw:z-index="7"><draw:text-box fo:min-height="6.443cm"><table:table table:name="Tableau2" table:style-name="Tableau2"><table:table-column table:style-name="Tableau2.A"/><table:table-row table:style-name="Tableau2.1"><table:table-cell table:style-name="Tableau2.A1" office:value-type="string"><text:p text:style-name="P1">1</text:p></table:table-cell></table:table-row><table:table-row table:style-name="Tableau2.1"><table:table-cell table:style-name="Tableau2.A2" office:value-type="string"><text:p text:style-name="P1">2</text:p></table:table-cell></table:table-row><table:table-row table:style-name="Tableau2.1"><table:table-cell table:style-name="Tableau2.A2" office:value-type="string"><text:p text:style-name="P1">1</text:p></table:table-cell></table:table-row><table:table-row table:style-name="Tableau2.1"><table:table-cell table:style-name="Tableau2.A2" office:value-type="string"><text:p text:style-name="P1">2</text:p></table:table-cell></table:table-row><table:table-row table:style-name="Tableau2.1"><table:table-cell table:style-name="Tableau2.A2" office:value-type="string"><text:p text:style-name="P1">1</text:p></table:table-cell></table:table-row><table:table-row table:style-name="Tableau2.1"><table:table-cell table:style-name="Tableau2.A2" office:value-type="string"><text:p text:style-name="P1">0</text:p></table:table-cell></table:table-row></table:table></draw:text-box></draw:frame><draw:frame draw:style-name="fr3" draw:name="Cadre3" text:anchor-type="paragraph" svg:x="7.137cm" svg:y="0.086cm" svg:width="0.78cm" draw:z-index="10"><draw:text-box fo:min-height="6.44cm"><table:table table:name="Tableau4" table:style-name="Tableau4"><table:table-column table:style-name="Tableau4.A"/><table:table-row><table:table-cell table:style-name="Tableau4.A1" office:value-type="string"><text:p text:style-name="P4">1</text:p></table:table-cell></table:table-row><table:table-row><table:table-cell table:style-name="Tableau4.A2" office:value-type="string"><text:p text:style-name="P4"><draw:line text:anchor-type="paragraph" draw:z-index="22" draw:name="Forme6" draw:style-name="gr9" draw:text-style-name="P13" svg:x1="2.903cm" svg:y1="0.194cm" svg:x2="3.771cm" svg:y2="0.194cm"><text:p/></draw:line>2</text:p></table:table-cell></table:table-row><table:table-row><table:table-cell table:style-name="Tableau4.A2" office:value-type="string"><text:p text:style-name="P4">3</text:p></table:table-cell></table:table-row><table:table-row><table:table-cell table:style-name="Tableau4.A2" office:value-type="string"><text:p text:style-name="P4">4</text:p></table:table-cell></table:table-row><table:table-row><table:table-cell table:style-name="Tableau4.A2" office:value-type="string"><text:p text:style-name="P4">5</text:p></table:table-cell></table:table-row><table:table-row><table:table-cell table:style-name="Tableau4.A2" office:value-type="string"><text:p text:style-name="P4">6</text:p></table:table-cell></table:table-row></table:table></draw:text-box></draw:frame><draw:frame draw:style-name="fr1" draw:name="Cadre5" text:anchor-type="paragraph" svg:x="9.208cm" svg:y="0.97cm" svg:width="1.33cm" draw:z-index="18"><draw:text-box fo:min-height="1.03cm"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4">S3</text:p></table:table-cell><table:table-cell table:style-name="Tableau6.B1" office:value-type="string"><text:p text:style-name="P4"/></table:table-cell></table:table-row></table:table></draw:text-box></draw:frame><draw:frame draw:style-name="fr1" draw:name="Cadre8" text:anchor-type="paragraph" svg:x="9.081cm" svg:y="2.166cm" svg:width="1.33cm" draw:z-index="21"><draw:text-box fo:min-height="1.325cm"><table:table table:name="Tableau9" table:style-name="Tableau9"><table:table-column table:style-name="Tableau9.A"/><table:table-column table:style-name="Tableau9.B"/><table:table-row table:style-name="Tableau9.1"><table:table-cell table:style-name="Tableau9.A1" office:value-type="string"><text:p text:style-name="P4">S5</text:p></table:table-cell><table:table-cell table:style-name="Tableau9.B1" office:value-type="string"><text:p text:style-name="P4">\</text:p></table:table-cell></table:table-row></table:table></draw:text-box></draw:frame><draw:frame draw:style-name="fr1" draw:name="Cadre10" text:anchor-type="paragraph" svg:x="11.155cm" svg:y="0.981cm" svg:width="1.33cm" draw:z-index="23"><draw:text-box fo:min-height="1.325cm"><table:table table:name="Tableau11" table:style-name="Tableau11"><table:table-column table:style-name="Tableau11.A"/><table:table-column table:style-name="Tableau11.B"/><table:table-row table:style-name="Tableau11.1"><table:table-cell table:style-name="Tableau11.A1" office:value-type="string"><text:p text:style-name="P4">S4</text:p></table:table-cell><table:table-cell table:style-name="Tableau11.B1" office:value-type="string"><text:p text:style-name="P4">\</text:p></table:table-cell></table:table-row></table:table></draw:text-box></draw:frame><draw:frame draw:style-name="fr1" draw:name="Cadre11" text:anchor-type="paragraph" svg:x="11.1cm" svg:y="3.261cm" svg:width="1.33cm" draw:z-index="25"><draw:text-box fo:min-height="1.325cm"><table:table table:name="Tableau12" table:style-name="Tableau12"><table:table-column table:style-name="Tableau12.A"/><table:table-column table:style-name="Tableau12.B"/><table:table-row table:style-name="Tableau12.1"><table:table-cell table:style-name="Tableau12.A1" office:value-type="string"><text:p text:style-name="P4">S5</text:p></table:table-cell><table:table-cell table:style-name="Tableau12.B1" office:value-type="string"><text:p text:style-name="P4">\</text:p></table:table-cell></table:table-row></table:table></draw:text-box></draw:frame><draw:line text:anchor-type="paragraph" draw:z-index="11" draw:name="Forme5" draw:style-name="gr9" draw:text-style-name="P13" svg:x1="7.618cm" svg:y1="0.702cm" svg:x2="8.613cm" svg:y2="0.702cm"><text:p/></draw:line><draw:line text:anchor-type="paragraph" draw:z-index="12" draw:name="Forme6" draw:style-name="gr9" draw:text-style-name="P13" svg:x1="7.703cm" svg:y1="1.718cm" svg:x2="8.571cm" svg:y2="1.718cm"><text:p/></draw:line><draw:line text:anchor-type="paragraph" draw:z-index="13" draw:name="Forme7" draw:style-name="gr9" draw:text-style-name="P13" svg:x1="7.682cm" svg:y1="2.882cm" svg:x2="8.529cm" svg:y2="2.903cm"><text:p/></draw:line><draw:line text:anchor-type="paragraph" draw:z-index="16" draw:name="Forme10" draw:style-name="gr9" draw:text-style-name="P13" svg:x1="7.724cm" svg:y1="5.782cm" svg:x2="8.507cm" svg:y2="5.803cm"><text:p/></draw:line><draw:line text:anchor-type="paragraph" draw:z-index="15" draw:name="Forme9" draw:style-name="gr9" draw:text-style-name="P13" svg:x1="7.724cm" svg:y1="4.808cm" svg:x2="8.507cm" svg:y2="4.787cm"><text:p/></draw:line><draw:line text:anchor-type="paragraph" draw:z-index="14" draw:name="Forme8" draw:style-name="gr9" draw:text-style-name="P13" svg:x1="7.682cm" svg:y1="3.856cm" svg:x2="8.486cm" svg:y2="3.856cm"><text:p/></draw:line><draw:line text:anchor-type="paragraph" draw:z-index="24" draw:name="Forme6" draw:style-name="gr9" draw:text-style-name="P13" svg:x1="10.167cm" svg:y1="3.812cm" svg:x2="11.035cm" svg:y2="3.812cm"><text:p/></draw:line><draw:frame text:anchor-type="paragraph" draw:z-index="26" draw:name="Forme11" draw:style-name="gr10" draw:text-style-name="P16" svg:width="1.885cm" svg:height="1.017cm" svg:x="8.631cm" svg:y="5.683cm"><draw:text-box><text:p><text:span text:style-name="T2">NULL</text:span></text:p></draw:text-box></draw:frame></text:p>
          </table:table-cell>
          <table:table-cell table:style-name="Tableau1.A1" office:value-type="string">
            <text:p text:style-name="P2">S1</text:p>
          </table:table-cell>
          <table:table-cell table:style-name="Tableau1.A1" office:value-type="string">
            <text:p text:style-name="P2">S2</text:p>
          </table:table-cell>
          <table:table-cell table:style-name="Tableau1.A1" office:value-type="string">
            <text:p text:style-name="P2">S3</text:p>
          </table:table-cell>
          <table:table-cell table:style-name="Tableau1.A1" office:value-type="string">
            <text:p text:style-name="P2">S4</text:p>
          </table:table-cell>
          <table:table-cell table:style-name="Tableau1.A1" office:value-type="string">
            <text:p text:style-name="P2">S5</text:p>
          </table:table-cell>
          <table:table-cell table:style-name="Tableau1.G1" office:value-type="string">
            <text:p text:style-name="P2">S6</text:p>
          </table:table-cell>
        </table:table-row>
        <table:table-row table:style-name="Tableau1.1">
          <table:table-cell table:style-name="Tableau1.A2" office:value-type="string">
            <text:p text:style-name="P2">S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3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4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1</text:p>
          </table:table-cell>
          <table:table-cell table:style-name="Tableau1.G2" office:value-type="string">
            <text:p text:style-name="P2">0</text:p>
          </table:table-cell>
        </table:table-row>
        <table:table-row table:style-name="Tableau1.1">
          <table:table-cell table:style-name="Tableau1.A2" office:value-type="string">
            <text:p text:style-name="P2">S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1</text:p>
          </table:table-cell>
        </table:table-row>
        <table:table-row table:style-name="Tableau1.1">
          <table:table-cell table:style-name="Tableau1.A2" office:value-type="string">
            <text:p text:style-name="P2">S6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2">0</text:p>
          </table:table-cell>
          <table:table-cell table:style-name="Tableau1.G2" office:value-type="string">
            <text:p text:style-name="P2">0</text:p>
          </table:table-cell>
        </table:table-row>
      </table:table>
      <text:p text:style-name="P6"><draw:frame draw:style-name="fr3" draw:name="Cadre2" text:anchor-type="paragraph" svg:x="0.439cm" svg:y="0.06cm" svg:width="3.976cm" draw:z-index="8"><draw:text-box fo:min-height="1.328cm"><table:table table:name="Tableau3" table:style-name="Tableau3"><table:table-column table:style-name="Tableau3.A" table:number-columns-repeated="5"/><table:table-column table:style-name="Tableau3.F"/><table:table-row><table:table-cell table:style-name="Tableau3.A1" office:value-type="string"><text:p text:style-name="P3">0</text:p></table:table-cell><table:table-cell table:style-name="Tableau3.A1" office:value-type="string"><text:p text:style-name="P3">1</text:p></table:table-cell><table:table-cell table:style-name="Tableau3.A1" office:value-type="string"><text:p text:style-name="P3">2</text:p></table:table-cell><table:table-cell table:style-name="Tableau3.A1" office:value-type="string"><text:p text:style-name="P3">1</text:p></table:table-cell><table:table-cell table:style-name="Tableau3.A1" office:value-type="string"><text:p text:style-name="P3">2</text:p></table:table-cell><table:table-cell table:style-name="Tableau3.F1" office:value-type="string"><text:p text:style-name="P3">1</text:p></table:table-cell></table:table-row></table:table></draw:text-box></draw:frame></text:p>
      <text:p text:style-name="P6"/>
      <text:p text:style-name="P6"/>
      <text:p text:style-name="P8"/>
      <text:p text:style-name="P8"/>
      <text:p text:style-name="P8"/>
      <text:p text:style-name="P8"/>
      <text:p text:style-name="P9"><draw:frame text:anchor-type="paragraph" draw:z-index="27" draw:name="Forme12" draw:style-name="gr11" draw:text-style-name="P15" svg:width="11.621cm" svg:height="6.889cm" svg:x="0.434cm" svg:y="0.48cm"><draw:text-box><text:p><text:span text:style-name="T3">Algo calcul vecteur OTD (matrice)</text:span></text:p><text:p><text:span text:style-name="T3"/></text:p><text:p><text:span text:style-name="T1">vecteur :</text:span><text:span text:style-name="T1"><text:tab/></text:span><text:span text:style-name="T1">v-, v+ </text:span><text:span text:style-name="T4">(init à 0)</text:span></text:p><text:p><text:span text:style-name="T1">entier :</text:span><text:span text:style-name="T1"><text:tab/></text:span><text:span text:style-name="T1">i, j, nbsommet</text:span></text:p><text:p><text:span text:style-name="T1">matrice :</text:span><text:span text:style-name="T1"><text:tab/></text:span><text:span text:style-name="T1">g</text:span></text:p><text:p><text:span text:style-name="T1"/></text:p><text:p><text:span text:style-name="T3">Début</text:span></text:p><text:p><text:span text:style-name="T3"><text:tab/></text:span><text:span text:style-name="T3">Pour</text:span><text:span text:style-name="T5"> i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3">Pour</text:span><text:span text:style-name="T5"> j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Si</text:span><text:span text:style-name="T5"> g[i,j] = 1 </text:span><text:span text:style-name="T3">Alors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v+[i] = v+[i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-[j] = v-[j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3">FinSi</text:span></text:p><text:p><text:span text:style-name="T3"><text:tab/></text:span><text:span text:style-name="T3"><text:tab/></text:span><text:span text:style-name="T3"><text:tab/></text:span><text:span text:style-name="T3">FinPour</text:span></text:p><text:p><text:span text:style-name="T3"><text:tab/></text:span><text:span text:style-name="T3">FinPour</text:span></text:p><text:p><text:span text:style-name="T3">Fin</text:span></text:p></draw:text-box></draw:frame><draw:frame text:anchor-type="paragraph" draw:z-index="28" draw:name="Forme12" draw:style-name="gr11" draw:text-style-name="P15" svg:width="11.621cm" svg:height="6.889cm" svg:x="-0.053cm" svg:y="8.036cm"><draw:text-box><text:p><text:span text:style-name="T3">Algo calcul vecteur OTD (liste d’adjacence)</text:span></text:p><text:p><text:span text:style-name="T3"/></text:p><text:p><text:span text:style-name="T1">G = vecteur de pointeur sur liste chaînée</text:span></text:p><text:p><text:span text:style-name="T1">P = pointeur</text:span></text:p><text:p><text:span text:style-name="T1">i, nbSommet : entiers</text:span></text:p><text:p><text:span text:style-name="T1"/></text:p><text:p><text:span text:style-name="T3">Début</text:span></text:p><text:p><text:span text:style-name="T3"><text:tab/></text:span><text:span text:style-name="T3">Pour</text:span><text:span text:style-name="T5"> i allant de 1 à nbsommet </text:span><text:span text:style-name="T3">Faire</text:span></text:p><text:p><text:span text:style-name="T3"><text:tab/></text:span><text:span text:style-name="T3"><text:tab/></text:span><text:span text:style-name="T3"><text:tab/></text:span><text:span text:style-name="T5">P←G[i]</text:span></text:p><text:p><text:span text:style-name="T3"><text:tab/></text:span><text:span text:style-name="T3"><text:tab/></text:span><text:span text:style-name="T3"><text:tab/></text:span><text:span text:style-name="T3">TantQue</text:span><text:span text:style-name="T5"> p ≠ NULL </text:span><text:span text:style-name="T3">faire</text:span></text:p><text:p><text:span text:style-name="T3"><text:tab/></text:span><text:span text:style-name="T3"><text:tab/></text:span><text:span text:style-name="T3"><text:tab/></text:span><text:span text:style-name="T3"><text:tab/></text:span><text:span text:style-name="T5">v+[i] ← v+[i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v-[p→val]←v-[p→val]+1</text:span></text:p><text:p><text:span text:style-name="T5"><text:tab/></text:span><text:span text:style-name="T5"><text:tab/></text:span><text:span text:style-name="T5"><text:tab/></text:span><text:span text:style-name="T5"><text:tab/></text:span><text:span text:style-name="T5">p←p</text:span></text:p><text:p><text:span text:style-name="T5"><text:tab/></text:span><text:span text:style-name="T5"><text:tab/></text:span><text:span text:style-name="T5"><text:tab/></text:span><text:span text:style-name="T3">FinTanQue</text:span></text:p><text:p><text:span text:style-name="T3"><text:tab/></text:span><text:span text:style-name="T3">FinPour</text:span></text:p><text:p><text:span text:style-name="T3">Fin</text:span></text:p></draw:text-box></draw:frame><draw:frame text:anchor-type="paragraph" draw:z-index="29" draw:name="Forme13" draw:style-name="gr12" draw:text-style-name="P14" svg:width="13.061cm" svg:height="11.05cm" svg:x="-0.243cm" svg:y="15.169cm"><draw:text-box><text:p>Algo tri topologique (matrice)</text:p><text:p/><text:p>i, j, k : entiers</text:p><text:p>g : matrice</text:p><text:p>v- : vecteur d’arc entrant</text:p><text:p>l : liste des sommets</text:p><text:p/><text:p><text:span text:style-name="T6">Début</text:span></text:p><text:p><text:span text:style-name="T6"><text:tab/></text:span><text:span text:style-name="T6">Pour</text:span><text:span text:style-name="T7"> i allant de 1 à nbsommet </text:span><text:span text:style-name="T6">faire</text:span></text:p><text:p><text:span text:style-name="T6"><text:tab/></text:span><text:span text:style-name="T6"><text:tab/></text:span><text:span text:style-name="T6"><text:tab/></text:span><text:span text:style-name="T7">j ← 1 ;</text:span></text:p><text:p><text:span text:style-name="T7"><text:tab/></text:span><text:span text:style-name="T7"><text:tab/></text:span><text:span text:style-name="T7"><text:tab/></text:span><text:span text:style-name="T6">TantQue</text:span><text:span text:style-name="T7"> v[j] ≠ 0 </text:span><text:span text:style-name="T6">faire</text:span></text:p><text:p><text:span text:style-name="T6"><text:tab/></text:span><text:span text:style-name="T6"><text:tab/></text:span><text:span text:style-name="T6"><text:tab/></text:span><text:span text:style-name="T6"><text:tab/></text:span><text:span text:style-name="T7">j ←j+1</text:span></text:p><text:p><text:span text:style-name="T7"><text:tab/></text:span><text:span text:style-name="T7"><text:tab/></text:span><text:span text:style-name="T7"><text:tab/></text:span><text:span text:style-name="T6">FinTantQue</text:span></text:p><text:p><text:span text:style-name="T7"><text:tab/></text:span><text:span text:style-name="T7">Construction l[j]</text:span></text:p><text:p><text:span text:style-name="T7"><text:tab/></text:span><text:span text:style-name="T7">v[j] ← -1 ;</text:span></text:p><text:p><text:span text:style-name="T7"><text:tab/></text:span><text:span text:style-name="T6">Pour</text:span><text:span text:style-name="T7"> k allant de 1 à nbsommet </text:span><text:span text:style-name="T6">faire</text:span></text:p><text:p><text:span text:style-name="T6"><text:tab/></text:span><text:span text:style-name="T6"><text:tab/></text:span><text:span text:style-name="T6"><text:tab/></text:span><text:span text:style-name="T6">Si</text:span><text:span text:style-name="T7"> G[j,k]=1 </text:span><text:span text:style-name="T6">alors</text:span></text:p><text:p><text:span text:style-name="T6"><text:tab/></text:span><text:span text:style-name="T6"><text:tab/></text:span><text:span text:style-name="T6"><text:tab/></text:span><text:span text:style-name="T6"><text:tab/></text:span><text:span text:style-name="T7">v[k] ← v[k]-1 ;</text:span></text:p><text:p><text:span text:style-name="T7"><text:tab/></text:span><text:span text:style-name="T7"><text:tab/></text:span><text:span text:style-name="T7"><text:tab/></text:span><text:span text:style-name="T6">FinSi</text:span></text:p><text:p><text:span text:style-name="T6"><text:tab/></text:span><text:span text:style-name="T6"><text:tab/></text:span><text:span text:style-name="T6">FinPour</text:span></text:p><text:p><text:span text:style-name="T6">Fin</text:span></text:p></draw:text-box></draw:frame><text:soft-page-break/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vary Quentin</meta:initial-creator>
    <meta:editing-cycles>10</meta:editing-cycles>
    <meta:creation-date>2019-01-14T09:14:00</meta:creation-date>
    <dc:date>2019-02-25T18:02:50.144000000</dc:date>
    <meta:editing-duration>PT59M55S</meta:editing-duration>
    <meta:generator>LibreOffice/6.0.7.3$Windows_X86_64 LibreOffice_project/dc89aa7a9eabfd848af146d5086077aeed2ae4a5</meta:generator>
    <meta:document-statistic meta:table-count="11" meta:image-count="0" meta:object-count="0" meta:page-count="3" meta:paragraph-count="82" meta:word-count="98" meta:character-count="227" meta:non-whitespace-character-count="211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